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937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3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3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3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3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3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3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6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300" calcext:value-type="float">
            <text:p>-300</text:p>
          </table:table-cell>
          <table:table-cell table:number-columns-repeated="3"/>
        </table:table-row>
        <table:table-row table:style-name="ro3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table:number-columns-repeated="2"/>
          <table:table-cell table:formula="of:=SUM([.G3];[.G32];[.G61];[.G91];[.G121])" office:value-type="float" office:value="25500" calcext:value-type="float">
            <text:p>255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)" office:value-type="float" office:value="90000" calcext:value-type="float">
            <text:p>900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64500" calcext:value-type="float">
            <text:p>645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table:number-columns-repeated="3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769.367588932806" calcext:value-type="float">
            <text:p>769.3675889328</text:p>
          </table:table-cell>
          <table:table-cell table:style-name="ce40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31:.F31])" office:value-type="float" office:value="1159.843779409" calcext:value-type="float">
            <text:p>1159.843779409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159.843779409" calcext:value-type="float">
            <text:p>1159.843779409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159.843779409" calcext:value-type="float">
            <text:p>1159.843779409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1];[.C31])" office:value-type="float" office:value="764.389233954451" calcext:value-type="float">
            <text:p>764.3892339545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31:.F31])" office:value-type="float" office:value="769.367588932806" calcext:value-type="float">
            <text:p>769.3675889328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31:.F31])" office:value-type="float" office:value="1159.843779409" calcext:value-type="float">
            <text:p>1159.843779409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30])" office:value-type="float" office:value="25500" calcext:value-type="float">
            <text:p>25500</text:p>
          </table:table-cell>
          <table:table-cell table:style-name="ce29" office:value-type="float" office:value="4400" calcext:value-type="float">
            <text:p>4400</text:p>
          </table:table-cell>
          <table:table-cell/>
          <table:table-cell table:formula="of:=SUM([.K5:.K29])" office:value-type="float" office:value="154400" calcext:value-type="float">
            <text:p>154400</text:p>
          </table:table-cell>
          <table:table-cell table:number-columns-repeated="2"/>
        </table:table-row>
        <table:table-row table:style-name="ro7">
          <table:table-cell table:style-name="ce66" office:value-type="string" calcext:value-type="string">
            <text:p>2<text:span text:style-name="T3">nd</text:span>  2016</text:p>
          </table:table-cell>
          <table:table-cell table:number-columns-repeated="5"/>
          <table:table-cell table:style-name="ce15" table:formula="of:=SUM([.B32:.F32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58:.F58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58:.F5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];[.C58];[.E58];[.F5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E5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E5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58:.E5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58:.F5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/>
          <table:table-cell table:formula="of:=[.B32]/22" office:value-type="float" office:value="0" calcext:value-type="float">
            <text:p>0</text:p>
          </table:table-cell>
          <table:table-cell table:formula="of:=[.C32]/24" office:value-type="float" office:value="0" calcext:value-type="float">
            <text:p>0</text:p>
          </table:table-cell>
          <table:table-cell table:formula="of:=[.D32]/23" office:value-type="float" office:value="0" calcext:value-type="float">
            <text:p>0</text:p>
          </table:table-cell>
          <table:table-cell table:formula="of:=[.E32]/24" office:value-type="float" office:value="0" calcext:value-type="float">
            <text:p>0</text:p>
          </table:table-cell>
          <table:table-cell table:formula="of:=[.F32]/21" office:value-type="float" office:value="0" calcext:value-type="float">
            <text:p>0</text:p>
          </table:table-cell>
          <table:table-cell/>
          <table:table-cell table:style-name="ce15" table:formula="of:=SUM([.H33:.H57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61:.F6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88:.E8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];[.D88];[.E88];[.F8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];[.C8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];[.C88];[.E8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61]/22" office:value-type="float" office:value="0" calcext:value-type="float">
            <text:p>0</text:p>
          </table:table-cell>
          <table:table-cell table:formula="of:=[.C61]/22" office:value-type="float" office:value="0" calcext:value-type="float">
            <text:p>0</text:p>
          </table:table-cell>
          <table:table-cell table:formula="of:=[.D61]/22" office:value-type="float" office:value="0" calcext:value-type="float">
            <text:p>0</text:p>
          </table:table-cell>
          <table:table-cell table:formula="of:=[.E61]/24" office:value-type="float" office:value="0" calcext:value-type="float">
            <text:p>0</text:p>
          </table:table-cell>
          <table:table-cell table:formula="of:=[.F61]/22" office:value-type="float" office:value="0" calcext:value-type="float">
            <text:p>0</text:p>
          </table:table-cell>
          <table:table-cell/>
          <table:table-cell table:style-name="ce15" table:formula="of:=SUM([.H62:.H87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91:.F9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D11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C118];[.E11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E11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91]/24" office:value-type="float" office:value="0" calcext:value-type="float">
            <text:p>0</text:p>
          </table:table-cell>
          <table:table-cell table:formula="of:=[.C91]/24" office:value-type="float" office:value="0" calcext:value-type="float">
            <text:p>0</text:p>
          </table:table-cell>
          <table:table-cell table:formula="of:=[.D91]/23" office:value-type="float" office:value="0" calcext:value-type="float">
            <text:p>0</text:p>
          </table:table-cell>
          <table:table-cell table:formula="of:=[.E91]/23" office:value-type="float" office:value="0" calcext:value-type="float">
            <text:p>0</text:p>
          </table:table-cell>
          <table:table-cell table:formula="of:=[.F91]/21" office:value-type="float" office:value="0" calcext:value-type="float">
            <text:p>0</text:p>
          </table:table-cell>
          <table:table-cell/>
          <table:table-cell table:style-name="ce15" table:formula="of:=SUM([.H92:.H117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date" office:date-value="2016-01-08" calcext:value-type="date">
            <text:p>01/08/16</text:p>
          </table:table-cell>
          <table:table-cell table:number-columns-repeated="5"/>
          <table:table-cell table:style-name="ce15" table:formula="of:=SUM([.B121:.F12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E14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D14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8];[.C148];[.F14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];[.C148];[.E148];[.F14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];[.D148];[.F14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style-name="ce15" table:formula="of:=SUM([.H122:.H147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 style:data-style-name="N2" text:time-value="12:00:31.492827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10T12:00:51.691721640</dc:date>
    <meta:editing-duration>P9DT7H17M7S</meta:editing-duration>
    <meta:editing-cycles>2922</meta:editing-cycles>
    <meta:generator>LibreOffice/4.2.8.2$Linux_X86_64 LibreOffice_project/420m0$Build-2</meta:generator>
    <meta:document-statistic meta:table-count="17" meta:cell-count="7885" meta:object-count="0"/>
  </office:meta>
</office:document-meta>
</file>